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Text_20_body">
      <style:text-properties fo:color="#666666" fo:language="ru" fo:country="RU" officeooo:paragraph-rsid="0001e179"/>
    </style:style>
    <style:style style:name="P2" style:family="paragraph" style:parent-style-name="Subtitle">
      <style:text-properties fo:color="#666666" fo:language="ru" fo:country="RU" officeooo:paragraph-rsid="0001e17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e1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езультаты тестирования смарт-контракта NRX-<text:span text:style-name="T1">v</text:span><text:span text:style-name="T2">5</text:span><text:span text:style-name="T1">.sol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PS D:\solidity\5. NRX Neironix smart contract&gt; npm run test</text:p>
            <text:p text:style-name="Table_20_Contents"/>
            <text:p text:style-name="Table_20_Contents">&gt; @ test D:\solidity\5. NRX Neironix smart contract</text:p>
            <text:p text:style-name="Table_20_Contents">&gt; mocha</text:p>
            <text:p text:style-name="Table_20_Contents"/>
            <text:p text:style-name="Table_20_Contents">Tue Aug 07 2018 09:21:03 GMT+0300 (GMT+03:00)</text:p>
            <text:p text:style-name="Table_20_Contents"/>
            <text:p text:style-name="Table_20_Contents"/>
            <text:p text:style-name="Table_20_Contents"><text:s text:c="2"/>Серия тестов для проверки функций контракта...</text:p>
            <text:p text:style-name="Table_20_Contents"><text:s text:c="4"/>√ Разворачиваем контракт для тестирования... (422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 (40ms)</text:p>
            <text:p text:style-name="Table_20_Contents"><text:s text:c="4"/>√ Получаем стадию контракта, по умолчанию это init</text:p>
            <text:p text:style-name="Table_20_Contents"><text:s text:c="4"/>√ Запускаем Sale Stage от собственника - должен отбить, так как время еще не пришло... (50ms)</text:p>
            <text:p text:style-name="Table_20_Contents">holdAddress1: <text:s/>9800000</text:p>
            <text:p text:style-name="Table_20_Contents"><text:s text:c="4"/>√ Проверка остатка токенов на адресе holdAddress1 9.8 млн... (46ms)</text:p>
            <text:p text:style-name="Table_20_Contents">holdAddress2: <text:s/>14000000</text:p>
            <text:p text:style-name="Table_20_Contents"><text:s text:c="4"/>√ Проверка остатка токенов на адресе holdAddress2 14 млн... (41ms)</text:p>
            <text:p text:style-name="Table_20_Contents">holdAddress3: <text:s/>14000000</text:p>
            <text:p text:style-name="Table_20_Contents"><text:s text:c="4"/>√ Проверка остатка токенов на адресе holdAddress3 14 млн... (42ms)</text:p>
            <text:p text:style-name="Table_20_Contents">holdAddress4: <text:s/>4900000</text:p>
            <text:p text:style-name="Table_20_Contents"><text:s text:c="4"/>√ Проверка остатка токенов на адресе holdAddress4 4.9 млн...</text:p>
            <text:p text:style-name="Table_20_Contents">holdAddress5: <text:s/>4200000</text:p>
            <text:p text:style-name="Table_20_Contents"><text:s text:c="4"/>√ Проверка остатка токенов на адресе holdAddress5 4.2 млн...</text:p>
            <text:p text:style-name="Table_20_Contents"><text:s text:c="4"/>√ increase time for 25 days</text:p>
            <text:p text:style-name="Table_20_Contents"><text:s text:c="4"/>√ Запускаем Sale stage от собственника - должен отбить, т.к. адрес Neironix не установлен...</text:p>
            <text:p text:style-name="Table_20_Contents"><text:s text:c="4"/>√ Устанавливаем адрес Neironix...</text:p>
            <text:p text:style-name="Table_20_Contents"><text:s text:c="4"/>√ Устанавливаем адрес Marketing...</text:p>
            <text:p text:style-name="Table_20_Contents"><text:s text:c="4"/>√ Устанавливаем адрес LawSupport... (38ms)</text:p>
            <text:p text:style-name="Table_20_Contents"><text:s text:c="4"/>√ Устанавливаем адрес Hosting... (48ms)</text:p>
            <text:p text:style-name="Table_20_Contents"><text:s text:c="4"/>√ Устанавливаем адрес Team... (43ms)</text:p>
            <text:p text:style-name="Table_20_Contents"><text:s text:c="4"/>√ Устанавливаем адрес Contractors...</text:p>
            <text:p text:style-name="Table_20_Contents"><text:s text:c="4"/>√ Устанавливаем адрес Saas... (43ms)</text:p>
            <text:p text:style-name="Table_20_Contents"><text:s text:c="4"/>√ Запускаем Sale от собственника - должен принять... (65ms)</text:p>
            <text:p text:style-name="Table_20_Contents"><text:s text:c="4"/>√ Получаем стадию контракта, должен быть CrowsSale</text:p>
            <text:p text:style-name="Table_20_Contents"><text:s text:c="4"/>√ Переводим 0.01 эфиров на контракт - должен отбить (минимум 0.1 эфира)...</text:p>
            <text:p text:style-name="Table_20_Contents"><text:s text:c="4"/>√ Переводим 0.1 эфиров на контракт - должен принять (минимум 0.1 эфира)... (97ms)</text:p>
            <text:p text:style-name="Table_20_Contents"><text:s text:c="4"/>√ Переводим 9.9 эфиров на контракт - должен принять... (97ms)</text:p>
            <text:p text:style-name="Table_20_Contents">Balance of contract: <text:s/>0</text:p>
            <text:p text:style-name="Table_20_Contents"><text:s text:c="4"/>√ Проверка баланса на контракте - должен быть ноль...</text:p>
            <text:p text:style-name="Table_20_Contents">Balance of account[1]: <text:s/>104</text:p>
            <text:p text:style-name="Table_20_Contents"><text:s text:c="4"/>√ Проверка баланса на account[1] - должен быть 100 эфиров + 40% от 10 эфиров, т.е. 104 эфира...</text:p>
            <text:p text:style-name="Table_20_Contents">Balance of account[2]: <text:s/>103</text:p>
            <text:p text:style-name="Table_20_Contents"><text:s text:c="4"/>√ Проверка баланса на account[2] - должен быть 100 эфиров + 30% от 10 эфиров, т.е. 103 <text:soft-page-break/>эфира...</text:p>
            <text:p text:style-name="Table_20_Contents">Balance of account[3]: <text:s/>100.5</text:p>
            <text:p text:style-name="Table_20_Contents"><text:s text:c="4"/>√ Проверка баланса на account[3] - должен быть 100 эфиров + 5% от 10 эфиров, т.е. 100.5 эфира...</text:p>
            <text:p text:style-name="Table_20_Contents">Balance of account[4]: <text:s/>100.5</text:p>
            <text:p text:style-name="Table_20_Contents"><text:s text:c="4"/>√ Проверка баланса на account[4] - должен быть 100 эфиров + 5% от 10 эфиров, т.е. 100.5 эфира...</text:p>
            <text:p text:style-name="Table_20_Contents">Balance of account[5]: <text:s/>101</text:p>
            <text:p text:style-name="Table_20_Contents"><text:s text:c="4"/>√ Проверка баланса на account[5] - должен быть 100 эфиров + 10% от 10 эфиров, т.е. 101 эфира...</text:p>
            <text:p text:style-name="Table_20_Contents">Balance of account[6]: <text:s/>100.5</text:p>
            <text:p text:style-name="Table_20_Contents"><text:s text:c="4"/>√ Проверка баланса на account[6] - должен быть 100 эфиров + 5% от 10 эфиров, т.е. 100.5 эфира...</text:p>
            <text:p text:style-name="Table_20_Contents">Balance of account[7]: <text:s/>100.5</text:p>
            <text:p text:style-name="Table_20_Contents"><text:s text:c="4"/>√ Проверка баланса на account[7] - должен быть 100 эфиров + 5% от 10 эфиров, т.е. 100.5 эфира...</text:p>
            <text:p text:style-name="Table_20_Contents"><text:s text:c="4"/>√ Проверка поступления токенов на счет отправителя с учетом бонуса 35% = 942*10+35%=12717...</text:p>
            <text:p text:style-name="Table_20_Contents"><text:s text:c="4"/>√ increase time for 31 days - 1 october</text:p>
            <text:p text:style-name="Table_20_Contents"><text:s text:c="4"/>√ Проверяем бонус - должен быть 15%</text:p>
            <text:p text:style-name="Table_20_Contents"><text:s text:c="4"/>√ Переводим 1 эфир на контракт... (72ms)</text:p>
            <text:p text:style-name="Table_20_Contents"><text:s text:c="4"/>√ Проверка поступления токенов на счет отправителя с учетом бонуса 15% = 12717 + (942 + 15%) = 13800,3...</text:p>
            <text:p text:style-name="Table_20_Contents"><text:s text:c="4"/>√ Проверка перевода токенов между пользователями в период краудсейла - должен отбить...</text:p>
            <text:p text:style-name="Table_20_Contents"><text:s text:c="4"/>√ increase time for 61 days - 1 december</text:p>
            <text:p text:style-name="Table_20_Contents"><text:s text:c="4"/>√ Переводим 1 эфир на контракт - должен отбить (пауза перед finishCrowdsale)...</text:p>
            <text:p text:style-name="Table_20_Contents"><text:s text:c="4"/>√ Получаем переменную контракта totalSupply - 140 млн</text:p>
            <text:p text:style-name="Table_20_Contents"><text:s text:c="4"/>√ Проверка остатка токенов на контракте - должно быть более 93 млн...</text:p>
            <text:p text:style-name="Table_20_Contents"><text:s text:c="4"/>√ finishCrowdsale... (46ms)</text:p>
            <text:p text:style-name="Table_20_Contents"><text:s text:c="4"/>√ Получаем стадию контракта, должен быть WorkTime</text:p>
            <text:p text:style-name="Table_20_Contents"><text:s text:c="4"/>√ Проверка остатка токенов на контракте - должно быть 0...</text:p>
            <text:p text:style-name="Table_20_Contents">totalSupply2: 46913800.3</text:p>
            <text:p text:style-name="Table_20_Contents"><text:s text:c="4"/>√ Получаем переменную контракта totalSupply, должен измениться после сжигания токенов</text:p>
            <text:p text:style-name="Table_20_Contents">13800.3</text:p>
            <text:p text:style-name="Table_20_Contents"><text:s text:c="4"/>√ Проверка кол-ва токенов на accounts[9]...</text:p>
            <text:p text:style-name="Table_20_Contents"><text:s text:c="4"/>√ Забираем токены у пользователя ...</text:p>
            <text:p text:style-name="Table_20_Contents">totalSupply3: 46908800.3</text:p>
            <text:p text:style-name="Table_20_Contents"><text:s text:c="4"/>√ Получаем переменную контракта totalSupply, должен измениться на 5000 ...</text:p>
            <text:p text:style-name="Table_20_Contents"><text:s text:c="4"/>√ Проверка перевода токенов между пользователями ...</text:p>
            <text:p text:style-name="Table_20_Contents"/>
            <text:p text:style-name="Table_20_Contents"><text:s text:c="2"/>Серия тестов для проверки адресов-держателей токенов команды, баунти и т.д...</text:p>
            <text:p text:style-name="Table_20_Contents"><text:s text:c="4"/>√ Разворачиваем контракт для тестирования... (140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</text:p>
            <text:p text:style-name="Table_20_Contents"><text:s text:c="4"/>√ increase time for 25 days</text:p>
            <text:p text:style-name="Table_20_Contents"><text:s text:c="4"/>√ Устанавливаем адрес Neironix...</text:p>
            <text:p text:style-name="Table_20_Contents"><text:s text:c="4"/>√ Запускаем Crowd-Sale от собственника - должен принять... (40ms)</text:p>
            <text:p text:style-name="Table_20_Contents"><text:s text:c="4"/>√ Проверка перевода токенов с адреса баунти ...</text:p>
            <text:p text:style-name="Table_20_Contents"><text:soft-page-break/><text:s text:c="4"/>√ Проверка остатка токенов на account[9]...</text:p>
            <text:p text:style-name="Table_20_Contents"><text:s text:c="4"/>√ Проверка перевода токенов с адреса фонда проекта ...</text:p>
            <text:p text:style-name="Table_20_Contents"><text:s text:c="4"/>√ Проверка остатка токенов на account[9] - 2000...</text:p>
            <text:p text:style-name="Table_20_Contents"><text:s text:c="4"/>√ Проверка перевода токенов с адреса команды - должен отбить (холд) ...</text:p>
            <text:p text:style-name="Table_20_Contents"><text:s text:c="4"/>√ Проверка перевода токенов с адреса партнеров - должен отбить (холд) ...</text:p>
            <text:p text:style-name="Table_20_Contents">balance: <text:s/>2000</text:p>
            <text:p text:style-name="Table_20_Contents"><text:s text:c="4"/>√ Проверка остатка токенов на account[9] - ...</text:p>
            <text:p text:style-name="Table_20_Contents"><text:s text:c="4"/>√ Проверка перевода токенов с адреса адвизоров - должен отбить (холд) ...</text:p>
            <text:p text:style-name="Table_20_Contents"><text:s text:c="4"/>√ increase time for 180+91 days</text:p>
            <text:p text:style-name="Table_20_Contents">balance: <text:s/>2000</text:p>
            <text:p text:style-name="Table_20_Contents"><text:s text:c="4"/>√ Проверка остатка токенов на account[9] - ...</text:p>
            <text:p text:style-name="Table_20_Contents"><text:s text:c="4"/>√ Проверка перевода токенов с адреса команды - должен отбить (все еще холд) ...</text:p>
            <text:p text:style-name="Table_20_Contents">balance: <text:s/>2000</text:p>
            <text:p text:style-name="Table_20_Contents"><text:s text:c="4"/>√ Проверка остатка токенов на account[9] - ...</text:p>
            <text:p text:style-name="Table_20_Contents"><text:s text:c="4"/>√ increase time for 3 days - it is half of the year</text:p>
            <text:p text:style-name="Table_20_Contents"><text:s text:c="4"/>√ Проверка перевода токенов с адреса команды ...</text:p>
            <text:p text:style-name="Table_20_Contents"><text:s text:c="4"/>√ Проверка перевода токенов с адреса партнеров ...</text:p>
            <text:p text:style-name="Table_20_Contents"><text:s text:c="4"/>√ Проверка перевода токенов с адреса адвизоров ...</text:p>
            <text:p text:style-name="Table_20_Contents">balance: <text:s/>5000</text:p>
            <text:p text:style-name="Table_20_Contents"><text:s text:c="4"/>√ Проверка остатка токенов на account[9]...</text:p>
            <text:p text:style-name="Table_20_Contents"><text:s text:c="4"/>√ Проверка смены курса...</text:p>
            <text:p text:style-name="Table_20_Contents"><text:s text:c="4"/>√ Проверка текущего курса...</text:p>
            <text:p text:style-name="Table_20_Contents"><text:s text:c="4"/>√ Завершаем период распродажи - finishCrowdsale... (43ms)</text:p>
            <text:p text:style-name="Table_20_Contents"><text:s text:c="4"/>√ Проверка перевода токенов с адреса фонда проекта ...</text:p>
            <text:p text:style-name="Table_20_Contents">balance: <text:s/>6000</text:p>
            <text:p text:style-name="Table_20_Contents"><text:s text:c="4"/>√ Проверка остатка токенов на account[9]...</text:p>
            <text:p text:style-name="Table_20_Contents"/>
            <text:p text:style-name="Table_20_Contents"/>
            <text:p text:style-name="Table_20_Contents"><text:s text:c="2"/>78 passing (2s)</text:p>
            <text:p text:style-name="Table_20_Contents"/>
            <text:p text:style-name="Table_20_Contents">PS D:\solidity\5. NRX Neironix smart contract&gt;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 LibreOffice_project/54c8cbb85f300ac59db32fe8a675ff7683cd5a16</meta:generator>
    <dc:date>2018-08-07T09:22:19.498000000</dc:date>
    <meta:editing-duration>PT2M48S</meta:editing-duration>
    <meta:editing-cycles>1</meta:editing-cycles>
    <meta:document-statistic meta:table-count="1" meta:image-count="0" meta:object-count="0" meta:page-count="3" meta:paragraph-count="108" meta:word-count="821" meta:character-count="5584" meta:non-whitespace-character-count="4535"/>
  </office:meta>
</office:document-meta>
</file>